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age and distribution of H5P content types in the Ontario Reposi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 by <text:a xlink:href="https://peter.baumgartner.name/kontakt" xlink:type="simple">Peter Baumgartner</text:a> (2020-10-13); License: CC-BY-SA</text:p>
          </table:table-cell>
          <table:table-cell table:number-columns-repeated="1023"/>
        </table:table-row>
        <table:table-row table:style-name="ro2">
          <table:table-cell office:value-type="string" calcext:value-type="string" table:number-columns-spanned="1024" table:number-rows-spanned="1">
            <text:p>Data Source: <text:a xlink:href="https://h5pstudio.ecampusontario.ca/" xlink:type="simple">https://h5pstudio.ecampusontario.ca/</text:a></text:p>
          </table:table-cell>
          <table:covered-table-cell table:number-columns-repeated="1023"/>
        </table:table-row>
      </table:table>
      <table:table table:name="CTs-overall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Ts by subject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Ts_sum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C2:.Q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:.Q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6:.Q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7:.Q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8:.Q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Q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Q1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C11:.Q11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2:.Q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Q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4:.Q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15:.Q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6:.Q16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7:.Q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18:.Q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9:.Q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Q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21:.Q2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C22:.Q2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C25:.Q2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Q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8:.Q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:.Q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C32:.Q3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:.Q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Q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C36:.Q36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Q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SUM([.C39:.Q3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0:.Q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2:.Q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3:.Q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Q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45:.Q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46])" office:value-type="float" office:value="1257" calcext:value-type="float">
            <text:p>1257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formula="of:=SUM([.C47:.Q47])" office:value-type="float" office:value="1287" calcext:value-type="float">
            <text:p>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5:41:32.085308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3T16:47:17.731631146</meta:creation-date>
    <dc:date>2020-10-21T16:50:01.894364139</dc:date>
    <meta:editing-duration>P2DT52M41S</meta:editing-duration>
    <meta:editing-cycles>41</meta:editing-cycles>
    <meta:generator>LibreOffice/6.4.5.2$MacOSX_X86_64 LibreOffice_project/a726b36747cf2001e06b58ad5db1aa3a9a1872d6</meta:generator>
    <meta:print-date>2020-10-21T15:56:20.297922759</meta:print-date>
    <meta:document-statistic meta:table-count="4" meta:cell-count="1677" meta:object-count="0"/>
  </office:meta>
</office:document-meta>
</file>